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Helvetica" svg:font-family="Helvetica, arial, freesans, clean,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083in" fo:orphans="2" fo:widows="2" fo:text-indent="0in" style:auto-text-indent="false" fo:padding-left="0.1043in" fo:padding-right="0.1043in" fo:padding-top="0.1043in" fo:padding-bottom="0in" fo:border-left="0.74pt solid #000000" fo:border-right="0.74pt solid #000000" fo:border-top="0.74pt solid #000000" fo:border-bottom="none"/>
      <style:text-properties fo:font-variant="normal" fo:text-transform="none" fo:color="#555555" style:font-name="Helvetica" fo:font-size="12pt" fo:letter-spacing="normal" fo:font-style="normal" fo:font-weight="bold"/>
    </style:style>
    <style:style style:name="P2" style:family="paragraph" style:parent-style-name="Text_20_body">
      <style:paragraph-properties fo:margin-left="0in" fo:margin-right="0in" fo:margin-top="0in" fo:margin-bottom="0.1563in" fo:text-indent="0in" style:auto-text-indent="false" fo:padding="0in" fo:border="none"/>
    </style:style>
    <style:style style:name="P3" style:family="paragraph" style:parent-style-name="Text_20_body">
      <style:paragraph-properties fo:margin-left="0in" fo:margin-right="0in" fo:margin-top="0.1563in" fo:margin-bottom="0.1563in" fo:text-indent="0in" style:auto-text-indent="false" fo:padding="0in" fo:border="none"/>
    </style:style>
    <style:style style:name="P4" style:family="paragraph" style:parent-style-name="Text_20_body">
      <style:paragraph-properties fo:margin-left="0in" fo:margin-right="0in" fo:margin-top="0in" fo:margin-bottom="0in" fo:text-indent="0in" style:auto-text-indent="false" fo:padding="0in" fo:border="none"/>
    </style:style>
    <style:style style:name="P5" style:family="paragraph" style:parent-style-name="Text_20_body" style:list-style-name="L1">
      <style:paragraph-properties fo:margin-left="0in" fo:margin-right="0in" fo:margin-top="0in" fo:margin-bottom="0in" fo:text-indent="0in" style:auto-text-indent="false" fo:padding="0in" fo:border="none"/>
    </style:style>
    <style:style style:name="P6" style:family="paragraph" style:parent-style-name="Text_20_body" style:list-style-name="L2">
      <style:paragraph-properties fo:margin-left="0in" fo:margin-right="0in" fo:margin-top="0in" fo:margin-bottom="0in" fo:text-indent="0in" style:auto-text-indent="false" fo:padding="0in" fo:border="none"/>
    </style:style>
    <style:style style:name="P7" style:family="paragraph" style:parent-style-name="Text_20_body" style:list-style-name="L3">
      <style:paragraph-properties fo:margin-left="0in" fo:margin-right="0in" fo:margin-top="0in" fo:margin-bottom="0in" fo:text-indent="0in" style:auto-text-indent="false" fo:padding="0in" fo:border="none"/>
    </style:style>
    <style:style style:name="P8" style:family="paragraph" style:parent-style-name="Text_20_body" style:list-style-name="L4">
      <style:paragraph-properties fo:margin-left="0in" fo:margin-right="0in" fo:margin-top="0in" fo:margin-bottom="0in" fo:text-indent="0in" style:auto-text-indent="false" fo:padding="0in" fo:border="none"/>
    </style:style>
    <style:style style:name="P9" style:family="paragraph" style:parent-style-name="Text_20_body" style:list-style-name="L5">
      <style:paragraph-properties fo:margin-left="0in" fo:margin-right="0in" fo:margin-top="0in" fo:margin-bottom="0in" fo:text-indent="0in" style:auto-text-indent="false" fo:padding="0in" fo:border="none"/>
    </style:style>
    <style:style style:name="P10" style:family="paragraph" style:parent-style-name="Text_20_body" style:list-style-name="L6">
      <style:paragraph-properties fo:margin-left="0in" fo:margin-right="0in" fo:margin-top="0in" fo:margin-bottom="0in" fo:text-indent="0in" style:auto-text-indent="false" fo:padding="0in" fo:border="none"/>
    </style:style>
    <style:style style:name="P11" style:family="paragraph" style:parent-style-name="Text_20_body" style:list-style-name="L7">
      <style:paragraph-properties fo:margin-left="0in" fo:margin-right="0in" fo:margin-top="0in" fo:margin-bottom="0in" fo:text-indent="0in" style:auto-text-indent="false" fo:padding="0in" fo:border="none"/>
    </style:style>
    <style:style style:name="P12" style:family="paragraph" style:parent-style-name="Text_20_body" style:list-style-name="L8">
      <style:paragraph-properties fo:margin-left="0in" fo:margin-right="0in" fo:margin-top="0in" fo:margin-bottom="0in" fo:text-indent="0in" style:auto-text-indent="false" fo:padding="0in" fo:border="none"/>
    </style:style>
    <style:style style:name="P13" style:family="paragraph" style:parent-style-name="Text_20_body" style:list-style-name="L9">
      <style:paragraph-properties fo:margin-left="0in" fo:margin-right="0in" fo:margin-top="0in" fo:margin-bottom="0in" fo:text-indent="0in" style:auto-text-indent="false" fo:padding="0in" fo:border="none"/>
    </style:style>
    <style:style style:name="P14" style:family="paragraph" style:parent-style-name="Text_20_body" style:list-style-name="L10">
      <style:paragraph-properties fo:margin-left="0in" fo:margin-right="0in" fo:margin-top="0in" fo:margin-bottom="0in" fo:text-indent="0in" style:auto-text-indent="false" fo:padding="0in" fo:border="none"/>
    </style:style>
    <style:style style:name="P15" style:family="paragraph" style:parent-style-name="Text_20_body" style:list-style-name="L11">
      <style:paragraph-properties fo:margin-left="0in" fo:margin-right="0in" fo:margin-top="0in" fo:margin-bottom="0in" fo:text-indent="0in" style:auto-text-indent="false" fo:padding="0in" fo:border="none"/>
    </style:style>
    <style:style style:name="P16" style:family="paragraph" style:parent-style-name="Text_20_body" style:list-style-name="L12">
      <style:paragraph-properties fo:margin-left="0in" fo:margin-right="0in" fo:margin-top="0in" fo:margin-bottom="0in" fo:text-indent="0in" style:auto-text-indent="false" fo:padding="0in" fo:border="none"/>
    </style:style>
    <style:style style:name="P17" style:family="paragraph" style:parent-style-name="Text_20_body" style:list-style-name="L13">
      <style:paragraph-properties fo:margin-left="0in" fo:margin-right="0in" fo:margin-top="0in" fo:margin-bottom="0in" fo:text-indent="0in" style:auto-text-indent="false" fo:padding="0in" fo:border="none"/>
    </style:style>
    <style:style style:name="P18" style:family="paragraph" style:parent-style-name="Text_20_body" style:list-style-name="L14">
      <style:paragraph-properties fo:margin-left="0in" fo:margin-right="0in" fo:margin-top="0in" fo:margin-bottom="0in" fo:text-indent="0in" style:auto-text-indent="false" fo:padding="0in" fo:border="none"/>
    </style:style>
    <style:style style:name="P19" style:family="paragraph" style:parent-style-name="Text_20_body" style:list-style-name="L15">
      <style:paragraph-properties fo:margin-left="0in" fo:margin-right="0in" fo:margin-top="0in" fo:margin-bottom="0in" fo:text-indent="0in" style:auto-text-indent="false" fo:padding="0in" fo:border="none"/>
    </style:style>
    <style:style style:name="P20" style:family="paragraph" style:parent-style-name="Text_20_body" style:list-style-name="L16">
      <style:paragraph-properties fo:margin-left="0in" fo:margin-right="0in" fo:margin-top="0in" fo:margin-bottom="0in" fo:text-indent="0in" style:auto-text-indent="false" fo:padding="0in" fo:border="none"/>
    </style:style>
    <style:style style:name="P21" style:family="paragraph" style:parent-style-name="Text_20_body" style:list-style-name="L17">
      <style:paragraph-properties fo:margin-left="0in" fo:margin-right="0in" fo:margin-top="0in" fo:margin-bottom="0in" fo:text-indent="0in" style:auto-text-indent="false" fo:padding="0in" fo:border="none"/>
    </style:style>
    <style:style style:name="P22" style:family="paragraph" style:parent-style-name="Text_20_body" style:list-style-name="L18">
      <style:paragraph-properties fo:margin-left="0in" fo:margin-right="0in" fo:margin-top="0in" fo:margin-bottom="0in" fo:text-indent="0in" style:auto-text-indent="false" fo:padding="0in" fo:border="none"/>
    </style:style>
    <style:style style:name="P23" style:family="paragraph" style:parent-style-name="Text_20_body" style:list-style-name="L19">
      <style:paragraph-properties fo:margin-left="0in" fo:margin-right="0in" fo:margin-top="0in" fo:margin-bottom="0in" fo:text-indent="0in" style:auto-text-indent="false" fo:padding="0in" fo:border="none"/>
    </style:style>
    <style:style style:name="P24" style:family="paragraph" style:parent-style-name="Text_20_body">
      <style:paragraph-properties fo:margin-left="0in" fo:margin-right="0in" fo:margin-top="0.1563in" fo:margin-bottom="0in" fo:text-indent="0in" style:auto-text-indent="false" fo:padding="0in" fo:border="none"/>
    </style:style>
    <style:style style:name="P25" style:family="paragraph" style:parent-style-name="Text_20_body">
      <style:paragraph-properties fo:margin-left="0.0209in" fo:margin-right="0.0209in" fo:margin-top="0in" fo:margin-bottom="0in" fo:text-indent="0in" style:auto-text-indent="false" fo:padding-left="0.052in" fo:padding-right="0.052in" fo:padding-top="0.0193in" fo:padding-bottom="0.0193in" fo:border="0.06pt solid #eaeaea"/>
    </style:style>
    <style:style style:name="P26" style:family="paragraph" style:parent-style-name="Heading_20_1">
      <style:paragraph-properties fo:margin-left="0in" fo:margin-right="0in" fo:margin-top="0in" fo:margin-bottom="0.1043in" fo:text-indent="0in" style:auto-text-indent="false" fo:padding="0in" fo:border="none"/>
      <style:text-properties fo:font-weight="bold"/>
    </style:style>
    <style:style style:name="P27" style:family="paragraph" style:parent-style-name="Heading_20_1">
      <style:paragraph-properties fo:margin-left="0in" fo:margin-right="0in" fo:margin-top="0.2083in" fo:margin-bottom="0.1043in" fo:text-indent="0in" style:auto-text-indent="false" fo:padding="0in" fo:border="none"/>
      <style:text-properties fo:font-weight="bold"/>
    </style:style>
    <style:style style:name="P28" style:family="paragraph" style:parent-style-name="Heading_20_3">
      <style:paragraph-properties fo:margin-left="0in" fo:margin-right="0in" fo:margin-top="0.2083in" fo:margin-bottom="0.1043in" fo:text-indent="0in" style:auto-text-indent="false" fo:padding="0in" fo:border="none"/>
      <style:text-properties fo:font-size="13.5pt" fo:font-weight="bold"/>
    </style:style>
    <style:style style:name="P29" style:family="paragraph" style:parent-style-name="Preformatted_20_Text">
      <style:paragraph-properties fo:margin-left="0in" fo:margin-right="0in" fo:margin-top="0in" fo:margin-bottom="0in" style:line-height-at-least="0.198in" fo:text-indent="0in" style:auto-text-indent="false" fo:background-color="#f8f8f8" fo:padding="0in" fo:border="none">
        <style:background-image/>
      </style:paragraph-properties>
    </style:style>
    <style:style style:name="P30" style:family="paragraph" style:parent-style-name="Preformatted_20_Text">
      <style:paragraph-properties fo:margin-top="0in" fo:margin-bottom="0in" style:line-height-at-least="0.198in" fo:background-color="#f8f8f8" fo:padding="0in" fo:border="none">
        <style:background-image/>
      </style:paragraph-properties>
    </style:style>
    <style:style style:name="T1" style:family="text">
      <style:text-properties fo:color="#4183c4" style:text-line-through-style="none" style:text-underline-style="none" style:text-blinking="false"/>
    </style:style>
    <style:style style:name="T2" style:family="text">
      <style:text-properties style:font-name="Consolas" fo:font-size="9pt" fo:background-color="#f8f8f8"/>
    </style:style>
    <style:style style:name="T3" style:family="text">
      <style:text-properties style:font-name="Consolas" fo:font-size="9pt" fo:background-color="transparent"/>
    </style:style>
    <style:style style:name="T4" style:family="text">
      <style:text-properties fo:font-weight="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md</text:p>
      <text:h text:style-name="P26" text:outline-level="1">PDF.JS</text:h>
      <text:p text:style-name="P2">pdf.js is an HTML5 technology experiment that explores building a faithful and efficient Portable Document Format (PDF) renderer without native code assistance.</text:p>
      <text:p text:style-name="P3">pdf.js is community-driven and supported by Mozilla Labs. Our goal is to create a general-purpose, web standards-based platform for parsing and rendering PDFs, and eventually release a PDF reader extension powered by pdf.js. Integration with Firefox is a possibility if the experiment proves successful.</text:p>
      <text:h text:style-name="P27" text:outline-level="1">Getting started</text:h>
      <text:h text:style-name="P28" text:outline-level="3">Online demo</text:h>
      <text:p text:style-name="P2">For an online demo, visit:</text:p>
      <text:list xml:id="list620656063" text:style-name="L1">
        <text:list-item>
          <text:p text:style-name="P5"><text:a xlink:type="simple" xlink:href="http://mozilla.github.com/pdf.js/web/viewer.html"><text:span text:style-name="T1">http://mozilla.github.com/pdf.js/web/viewer.html</text:span></text:a></text:p>
        </text:list-item>
      </text:list>
      <text:p text:style-name="P3">This demo provides an interactive interface for displaying and browsing PDFs using the pdf.js API.</text:p>
      <text:h text:style-name="P28" text:outline-level="3">Extension</text:h>
      <text:p text:style-name="P2">A Firefox extension is availble in two places:</text:p>
      <text:list xml:id="list1691165227" text:style-name="L2">
        <text:list-item>
          <text:p text:style-name="P6">Stable Version: <text:a xlink:type="simple" xlink:href="https://addons.mozilla.org/firefox/addon/pdfjs"><text:span text:style-name="T1">https://addons.mozilla.org/firefox/addon/pdfjs</text:span></text:a></text:p>
        </text:list-item>
        <text:list-item>
          <text:p text:style-name="P6">Development Version: <text:a xlink:type="simple" xlink:href="http://mozilla.github.com/pdf.js/extensions/firefox/pdf.js.xpi"><text:span text:style-name="T1">http://mozilla.github.com/pdf.js/extensions/firefox/pdf.js.xpi</text:span></text:a></text:p>
        </text:list-item>
      </text:list>
      <text:p text:style-name="P25">The development extension should be quite stable but still might break from time to time. Also, note that the development extension is updated on every merge and by default Firefox will auto-update extensions on a daily basis (you can change this through the<text:span text:style-name="Source_20_Text"><text:span text:style-name="T2">extensions.update.interval</text:span></text:span> option in <text:span text:style-name="Source_20_Text"><text:span text:style-name="T2">about:config</text:span></text:span>).</text:p>
      <text:p text:style-name="P25">For an experimental Chrome extension, get the code as explained below and issue <text:span text:style-name="Source_20_Text"><text:span text:style-name="T2">node make extension</text:span></text:span>. Then open Chrome, go to<text:span text:style-name="Source_20_Text"><text:span text:style-name="T2">Tools &gt; Extension</text:span></text:span> and load the (unpackaged) extension from the directory <text:span text:style-name="Source_20_Text"><text:span text:style-name="T2">build/chrome</text:span></text:span>.</text:p>
      <text:h text:style-name="P28" text:outline-level="3">Getting the code</text:h>
      <text:p text:style-name="P2">To get a local copy of the current code, clone it using git:</text:p>
      <text:p text:style-name="P29"><text:span text:style-name="Source_20_Text"><text:span text:style-name="T3">$ git clone git://github.com/mozilla/pdf.js.git pdfjs</text:span></text:span></text:p>
      <text:p text:style-name="P30"><text:span text:style-name="Source_20_Text"><text:span text:style-name="T3">$ cd pdfjs</text:span></text:span></text:p>
      <text:p text:style-name="P3">Next, you need to start a local web server as some browsers don't allow opening PDF files for a file:// url:</text:p>
      <text:p text:style-name="P29"><text:soft-page-break/><text:span text:style-name="Source_20_Text"><text:span text:style-name="T3">$ node make server</text:span></text:span></text:p>
      <text:p text:style-name="P4">You can install Node via <text:a xlink:type="simple" xlink:href="https://github.com/creationix/nvm"><text:span text:style-name="T1">nvm</text:span></text:a> or the <text:a xlink:type="simple" xlink:href="http://nodejs.org/"><text:span text:style-name="T1">official package</text:span></text:a>. If everything worked out, you can now serve</text:p>
      <text:list xml:id="list1472618580" text:style-name="L3">
        <text:list-item>
          <text:p text:style-name="P7">http://localhost:8888/web/viewer.html</text:p>
        </text:list-item>
      </text:list>
      <text:p text:style-name="P3">You can also view all the test pdf files on the right side serving</text:p>
      <text:list xml:id="list1968891680" text:style-name="L4">
        <text:list-item>
          <text:p text:style-name="P8">http://localhost:8888/test/pdfs/?frame</text:p>
        </text:list-item>
      </text:list>
      <text:h text:style-name="P28" text:outline-level="3">Building pdf.js.</text:h>
      <text:p text:style-name="P25">In order to bundle all <text:span text:style-name="Source_20_Text"><text:span text:style-name="T2">src/</text:span></text:span> files into a final <text:span text:style-name="Source_20_Text"><text:span text:style-name="T2">pdf.js</text:span></text:span> and build the generic viewer, issue:</text:p>
      <text:p text:style-name="P29"><text:span text:style-name="Source_20_Text"><text:span text:style-name="T3">$ node make generic</text:span></text:span></text:p>
      <text:p text:style-name="P25">This will generate the file <text:span text:style-name="Source_20_Text"><text:span text:style-name="T2">build/generic/build/pdf.js</text:span></text:span> that can be included in your final project. The pdf.js file is large and should be minified for production. Also, if you would like to support more browsers than firefox you'll also need to include <text:span text:style-name="Source_20_Text"><text:span text:style-name="T2">compatibility.js</text:span></text:span>from <text:span text:style-name="Source_20_Text"><text:span text:style-name="T2">build/generic/web/</text:span></text:span>.</text:p>
      <text:h text:style-name="P27" text:outline-level="1">Learning</text:h>
      <text:p text:style-name="P2">You can play with the PDF.js API directly from your browser through the live demos below:</text:p>
      <text:list xml:id="list1145445027" text:style-name="L5">
        <text:list-item>
          <text:p text:style-name="P9">Hello world: <text:a xlink:type="simple" xlink:href="http://jsbin.com/pdfjs-helloworld-v2/edit#html,live"><text:span text:style-name="T1">http://jsbin.com/pdfjs-helloworld-v2/edit#html,live</text:span></text:a></text:p>
        </text:list-item>
        <text:list-item>
          <text:p text:style-name="P9">Simple reader with prev/next page controls: <text:a xlink:type="simple" xlink:href="http://jsbin.com/pdfjs-prevnext-v2/edit#html,live"><text:span text:style-name="T1">http://jsbin.com/pdfjs-prevnext-v2/edit#html,live</text:span></text:a></text:p>
        </text:list-item>
      </text:list>
      <text:p text:style-name="P3">The repo contains a hello world example that you can run locally:</text:p>
      <text:list xml:id="list1832092483" text:style-name="L6">
        <text:list-item>
          <text:p text:style-name="P10"><text:a xlink:type="simple" xlink:href="https://github.com/mozilla/pdf.js/blob/master/examples/helloworld/hello.js"><text:span text:style-name="T1">examples/helloworld/hello.js</text:span></text:a></text:p>
        </text:list-item>
      </text:list>
      <text:p text:style-name="P3">For an introduction to the PDF.js code, check out the presentation by our contributor Julian Viereck:</text:p>
      <text:list xml:id="list555782670" text:style-name="L7">
        <text:list-item>
          <text:p text:style-name="P11"><text:a xlink:type="simple" xlink:href="http://www.youtube.com/watch?v=Iv15UY-4Fg8"><text:span text:style-name="T1">http://www.youtube.com/watch?v=Iv15UY-4Fg8</text:span></text:a></text:p>
        </text:list-item>
      </text:list>
      <text:h text:style-name="P27" text:outline-level="1">Contributing</text:h>
      <text:p text:style-name="P2">pdf.js is a community-driven project, so contributors are always welcome. Simply fork our repo and contribute away. Good starting places for picking a bug are the top error messages and TODOs in our corpus report:</text:p>
      <text:list xml:id="list769078661" text:style-name="L8">
        <text:list-item>
          <text:p text:style-name="P12"><text:a xlink:type="simple" xlink:href="http://people.mozilla.com/~bdahl/corpusreport/test/ref/"><text:span text:style-name="T1">http://people.mozilla.com/~bdahl/corpusreport/test/ref/</text:span></text:a></text:p>
        </text:list-item>
      </text:list>
      <text:p text:style-name="P3">and of course our open Github issues:</text:p>
      <text:list xml:id="list911332270" text:style-name="L9">
        <text:list-item>
          <text:p text:style-name="P13"><text:a xlink:type="simple" xlink:href="https://github.com/mozilla/pdf.js/issues"><text:span text:style-name="T1">https://github.com/mozilla/pdf.js/issues</text:span></text:a></text:p>
        </text:list-item>
      </text:list>
      <text:p text:style-name="P4">For better consistency and long-term stability, please do look around the code and try to follow our conventions. More information about the contributor process can be found on the <text:a xlink:type="simple" xlink:href="https://github.com/mozilla/pdf.js/wiki/Contributing"><text:span text:style-name="T1">contributor wiki page</text:span></text:a>.</text:p>
      <text:p text:style-name="P4">If you don't want to hack on the project or have little spare time, <text:span text:style-name="Strong_20_Emphasis"><text:span text:style-name="T4">you still can help!</text:span></text:span> Just open PDFs in the <text:a xlink:type="simple" xlink:href="http://mozilla.github.com/pdf.js/web/viewer.html"><text:span text:style-name="T1">online demo</text:span></text:a> and report any breakage in rendering.</text:p>
      <text:p text:style-name="P3">Our Github contributors so far:</text:p>
      <text:list xml:id="list1196172137" text:style-name="L10">
        <text:list-item>
          <text:p text:style-name="P14"><text:soft-page-break/><text:a xlink:type="simple" xlink:href="https://github.com/mozilla/pdf.js/contributors"><text:span text:style-name="T1">https://github.com/mozilla/pdf.js/contributors</text:span></text:a></text:p>
        </text:list-item>
      </text:list>
      <text:p text:style-name="P3">You can add your name to it! :)</text:p>
      <text:h text:style-name="P27" text:outline-level="1">Running the tests</text:h>
      <text:p text:style-name="P2">pdf.js comes with browser-level regression tests that allow one to probe whether it's able to successfully parse PDFs, as well as compare its output against reference images, pixel-by-pixel.</text:p>
      <text:p text:style-name="P4">More information about running the tests can be found on the <text:a xlink:type="simple" xlink:href="https://github.com/mozilla/pdf.js/wiki/Contributing"><text:span text:style-name="T1">contributor wiki page</text:span></text:a>.</text:p>
      <text:h text:style-name="P27" text:outline-level="1">Additional resources</text:h>
      <text:p text:style-name="P2">Gallery of user projects and modifications:</text:p>
      <text:list xml:id="list2007810024" text:style-name="L11">
        <text:list-item>
          <text:p text:style-name="P15"><text:a xlink:type="simple" xlink:href="https://github.com/mozilla/pdf.js/wiki/Gallery-of-user-projects-and-modifications"><text:span text:style-name="T1">https://github.com/mozilla/pdf.js/wiki/Gallery-of-user-projects-and-modifications</text:span></text:a></text:p>
        </text:list-item>
      </text:list>
      <text:p text:style-name="P3">You can read more about pdf.js here:</text:p>
      <text:list xml:id="list686932641" text:style-name="L12">
        <text:list-item>
          <text:p text:style-name="P16"><text:a xlink:type="simple" xlink:href="http://andreasgal.com/2011/06/15/pdf-js/"><text:span text:style-name="T1">http://andreasgal.com/2011/06/15/pdf-js/</text:span></text:a></text:p>
        </text:list-item>
        <text:list-item>
          <text:p text:style-name="P16"><text:a xlink:type="simple" xlink:href="http://blog.mozilla.com/cjones/2011/06/15/overview-of-pdf-js-guts/"><text:span text:style-name="T1">http://blog.mozilla.com/cjones/2011/06/15/overview-of-pdf-js-guts/</text:span></text:a></text:p>
        </text:list-item>
      </text:list>
      <text:p text:style-name="P3">Talk to us on IRC:</text:p>
      <text:list xml:id="list1644319583" text:style-name="L13">
        <text:list-item>
          <text:p text:style-name="P17">#pdfjs on irc.mozilla.org</text:p>
        </text:list-item>
      </text:list>
      <text:p text:style-name="P3">Join our mailing list:</text:p>
      <text:list xml:id="list1233218012" text:style-name="L14">
        <text:list-item>
          <text:p text:style-name="P18"><text:a xlink:type="simple" xlink:href="mailto:dev-pdf-js@lists.mozilla.org"><text:span text:style-name="T1">dev-pdf-js@lists.mozilla.org</text:span></text:a></text:p>
        </text:list-item>
      </text:list>
      <text:p text:style-name="P3">Subscribe either using lists.mozilla.org or Google Groups:</text:p>
      <text:list xml:id="list999081135" text:style-name="L15">
        <text:list-item>
          <text:p text:style-name="P19"><text:a xlink:type="simple" xlink:href="https://lists.mozilla.org/listinfo/dev-pdf-js"><text:span text:style-name="T1">https://lists.mozilla.org/listinfo/dev-pdf-js</text:span></text:a></text:p>
        </text:list-item>
        <text:list-item>
          <text:p text:style-name="P19"><text:a xlink:type="simple" xlink:href="https://groups.google.com/group/mozilla.dev.pdf-js/topics"><text:span text:style-name="T1">https://groups.google.com/group/mozilla.dev.pdf-js/topics</text:span></text:a></text:p>
        </text:list-item>
      </text:list>
      <text:p text:style-name="P3">Follow us on twitter: @pdfjs</text:p>
      <text:list xml:id="list1132593203" text:style-name="L16">
        <text:list-item>
          <text:p text:style-name="P20"><text:a xlink:type="simple" xlink:href="http://twitter.com/#!/pdfjs"><text:span text:style-name="T1">http://twitter.com/#!/pdfjs</text:span></text:a></text:p>
        </text:list-item>
      </text:list>
      <text:h text:style-name="P28" text:outline-level="3">PDF-related resources</text:h>
      <text:p text:style-name="P2">A really basic overview of PDF is described here:</text:p>
      <text:list xml:id="list1685530128" text:style-name="L17">
        <text:list-item>
          <text:p text:style-name="P21"><text:a xlink:type="simple" xlink:href="http://partners.adobe.com/public/developer/en/livecycle/lc_pdf_overview_format.pdf"><text:span text:style-name="T1">http://partners.adobe.com/public/developer/en/livecycle/lc_pdf_overview_format.pdf</text:span></text:a></text:p>
        </text:list-item>
      </text:list>
      <text:p text:style-name="P3">A more detailed file example:</text:p>
      <text:list xml:id="list867405107" text:style-name="L18">
        <text:list-item>
          <text:p text:style-name="P22"><text:a xlink:type="simple" xlink:href="http://gnupdf.org/Introduction_to_PDF"><text:span text:style-name="T1">http://gnupdf.org/Introduction_to_PDF</text:span></text:a></text:p>
        </text:list-item>
      </text:list>
      <text:p text:style-name="P3"><text:soft-page-break/>The PDF specification itself is an ISO and not freely available. However, there is a "PDF Reference" from Adobe:</text:p>
      <text:list xml:id="list2014776256" text:style-name="L19">
        <text:list-item>
          <text:p text:style-name="P23"><text:a xlink:type="simple" xlink:href="http://wwwimages.adobe.com/www.adobe.com/content/dam/Adobe/en/devnet/pdf/pdfs/pdf_reference_1-7.pdf"><text:span text:style-name="T1">http://wwwimages.adobe.com/www.adobe.com/content/dam/Adobe/en/devnet/pdf/pdfs/pdf_reference_1-7.pdf</text:span></text:a></text:p>
        </text:list-item>
      </text:list>
      <text:p text:style-name="P24">Recommended chapters to read: "2. Overview", "3.4 File Structure", "4.1 Graphics Objects" that lists the PDF comman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Helvetica" svg:font-family="Helvetica, arial, freesans, clean,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Bahri</meta:initial-creator>
    <meta:creation-date>2012-10-15T11:26:02</meta:creation-date>
    <dc:date>2012-10-15T11:26:34</dc:date>
    <dc:creator>Erik Bahri</dc:creator>
    <meta:editing-duration>P0D</meta:editing-duration>
    <meta:editing-cycles>1</meta:editing-cycles>
    <meta:document-statistic meta:table-count="0" meta:image-count="0" meta:object-count="0" meta:page-count="4" meta:paragraph-count="73" meta:word-count="683" meta:character-count="5087" meta:non-whitespace-character-count="4500"/>
    <meta:generator>LibreOffice/3.5$Linux_x86 LibreOffice_project/350m1$Build-2</meta:generator>
  </office:meta>
</office:document-meta>
</file>